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b2b2b2" draw:textarea-horizontal-align="justify" draw:textarea-vertical-align="middle" draw:auto-grow-height="false" fo:min-height="1.073cm" fo:min-width="0.823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8cm" draw:marker-end-width="0.358cm" draw:fill-color="#eeeeee" draw:textarea-horizontal-align="justify" draw:textarea-vertical-align="middle" draw:auto-grow-height="false" fo:min-height="1.073cm" fo:min-width="0.823cm" fo:padding-top="0.177cm" fo:padding-bottom="0.177cm" fo:padding-left="0.302cm" fo:padding-right="0.302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323cm" svg:height="1.323cm" svg:x="3.822cm" svg:y="5.92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23cm" svg:height="1.323cm" svg:x="5.142cm" svg:y="5.92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23cm" svg:height="1.323cm" svg:x="6.462cm" svg:y="5.9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23cm" svg:height="1.323cm" svg:x="7.782cm" svg:y="5.9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23cm" svg:height="1.323cm" svg:x="9.102cm" svg:y="5.9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23cm" svg:height="1.323cm" svg:x="10.422cm" svg:y="5.9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23cm" svg:height="1.323cm" svg:x="11.742cm" svg:y="5.9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23cm" svg:height="1.323cm" svg:x="13.062cm" svg:y="5.92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6-04-22T10:22:54.983499552</meta:creation-date>
    <dc:date>2016-04-22T10:34:07.848265525</dc:date>
    <dc:creator>Eduardo Grosclaude</dc:creator>
    <meta:editing-duration>PT6M31S</meta:editing-duration>
    <meta:editing-cycles>1</meta:editing-cycles>
    <meta:document-statistic meta:object-count="8"/>
    <meta:generator>LibreOffice/5.0.4.2$Linux_X86_64 LibreOffice_project/2b9802c1994aa0b7dc6079e128979269cf95bc78</meta:generator>
  </office:meta>
</office:document-meta>
</file>